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10def" officeooo:paragraph-rsid="00010def"/>
    </style:style>
    <style:style style:name="P2" style:family="paragraph" style:parent-style-name="Standard">
      <style:text-properties officeooo:rsid="00010def" officeooo:paragraph-rsid="000298bc"/>
    </style:style>
    <style:style style:name="T1" style:family="text">
      <style:text-properties fo:font-style="italic" style:font-style-asian="italic" style:font-style-complex="italic"/>
    </style:style>
    <style:style style:name="T2" style:family="text">
      <style:text-properties fo:font-style="italic" officeooo:rsid="000298b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298bc" style:font-style-asian="normal" style:font-style-complex="normal"/>
    </style:style>
    <style:style style:name="T5" style:family="text">
      <style:text-properties fo:font-style="normal" officeooo:rsid="0003de3c"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is, by far, one of the most popular programming languages available today, and for very good reason. Python’s barrier to entry is compariably low, the syntax is more akin to pseudo-code and English than most other languages, and because of it’s tremendous popularity and open architecture there is almost nothing it cannot be extended to do. That does not mean, however, that its the best choice of just any task. </text:p>
      <text:p text:style-name="P1"/>
      <text:p text:style-name="P1">If you want to write a website, there are Python web-frameworks (Flask, Django) for that. Does that mean Python can entirely replace other frameworks such as Node.js, Ruby-on-Rails, ect? Not at all, and it entirely depends on the task at hand that will deturmin whether or not Python is the correct choice. You wouldn’t want to necessarily rebuild Wordpress or Drupal (extremely powerful and extendable content management systems built for maintaining websites) so in most cases you would rather implement them. On the other hand, if you’re simply prototyping a mobile-facing application that requires specialized features and functionality, Python may be the better decision.</text:p>
      <text:p text:style-name="P1"/>
      <text:p text:style-name="P2">Additionally, Python can be used to make video games. You don’t need to learn Unity/Unreal, C#/C++, 2D/3D graphics shader scripting… the list goes on. Python can handle it. But <text:span text:style-name="T1">should </text:span><text:span text:style-name="T3">it? Pygame (and there are others) is a graphic rendering framework available to Python that allows you to (with some pretty straightforward and simple syntax) put together a half-decent game comparibly quickly. Unfortunately, it’s slow, sluggish, doesn’t support 3D (yet), and you have to write a lot of your own physics interations… This isn’t necessarily ideal, but works great for prototyping. </text:span></text:p>
      <text:p text:style-name="P2"><text:span text:style-name="T3"/></text:p>
      <text:p text:style-name="P2"><text:span text:style-name="T3">And there’s that word again: prototyping. A lot of what Python is capable of doing by extension often tends to not be as powerful as other tools/languages designed more specifically for the task. </text:span><text:span text:style-name="T4">Python is an extremely competitive contender in the software development world, but often time struggles to place first. Where it does shine, however, is within the data-science field. Libraries such as Matplotlib, Numpy, and Pandas, as well as TensorFlow for machine learning and neural-networking datamodels is where Python </text:span><text:span text:style-name="T2">really </text:span><text:span text:style-name="T4">gets to flex, and </text:span><text:span text:style-name="T5">concidering it’s constant rise in popularity and support,</text:span><text:span text:style-name="T4"> I believe it’s only a matter of time until it catches up with other fields within computer scienc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24T10:53:25.758873497</meta:creation-date>
    <dc:date>2020-07-24T11:13:32.271335797</dc:date>
    <meta:editing-duration>PT1M46S</meta:editing-duration>
    <meta:editing-cycles>1</meta:editing-cycles>
    <meta:document-statistic meta:table-count="0" meta:image-count="0" meta:object-count="0" meta:page-count="1" meta:paragraph-count="4" meta:word-count="378" meta:character-count="2383" meta:non-whitespace-character-count="2006"/>
    <meta:generator>LibreOffice/6.4.5.2$Linux_X86_64 LibreOffice_project/40$Build-2</meta:generator>
  </office:meta>
</office:document-meta>
</file>